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6.616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3.512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868cm"/>
    </style:style>
    <style:style style:name="co10" style:family="table-column">
      <style:table-column-properties fo:break-before="auto" style:column-width="2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<text:a xlink:href="python://setLang(lang or &quot;fr_FR&quot;)" xlink:type="simple">setLang(lang or "fr_FR")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éro de Licence</text:p>
          </table:table-cell>
          <table:table-cell table:style-name="ce2" office:value-type="string" calcext:value-type="string">
            <text:p>Nom et Prénom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Date Assurance</text:p>
          </table:table-cell>
          <table:table-cell table:style-name="ce2" office:value-type="string" calcext:value-type="string">
            <text:p>Club (Nom)</text:p>
          </table:table-cell>
          <table:table-cell table:style-name="ce2" office:value-type="string" calcext:value-type="string">
            <text:p>LIGUE</text:p>
          </table:table-cell>
          <table:table-cell table:style-name="ce2"/>
        </table:table-row>
        <table:table-row table:style-name="ro1">
          <table:table-cell office:value-type="string" calcext:value-type="string">
            <text:p><text:a xlink:href="python://for each=&quot;athlete in assurances.assurances_ids&quot;" xlink:type="simple">for each assurances</text:a>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office:value-type="string" calcext:value-type="string">
            <text:p><text:a xlink:href="python://athlete.athletes_id.name_at" xlink:type="simple">athlete.athletes_id.name_at</text:a></text:p>
          </table:table-cell>
          <table:table-cell table:style-name="ce2" office:value-type="string" calcext:value-type="string">
            <text:p><text:a xlink:href="python://athlete.athletes_id.name_at" xlink:type="simple">athlete.athletes_id.name_at</text:a>  <text:a xlink:href="python://athlete.athletes_id.prenom" xlink:type="simple">athlete.athletes_id.prenom</text:a></text:p>
          </table:table-cell>
          <table:table-cell table:style-name="ce2" office:value-type="string" calcext:value-type="string">
            <text:p><text:a xlink:href="python://athlete.athletes_id.sexe" xlink:type="simple">athlete.athletes_id.sexe</text:a></text:p>
          </table:table-cell>
          <table:table-cell table:style-name="ce2" office:value-type="string" calcext:value-type="string">
            <text:p><text:a xlink:href="python://athlete.athletes_id.datenaissance" xlink:type="simple">athlete.athletes_id.datenaissance</text:a></text:p>
          </table:table-cell>
          <table:table-cell table:style-name="ce2" office:value-type="string" calcext:value-type="string">
            <text:p><text:a xlink:href="python://athlete.athletes_id.category_age_id.name" xlink:type="simple">athlete.athletes_id.category_age_id.name</text:a></text:p>
          </table:table-cell>
          <table:table-cell table:style-name="ce2" office:value-type="string" calcext:value-type="string">
            <text:p><text:a xlink:href="python://athlete.date" xlink:type="simple">athlete.date</text:a></text:p>
          </table:table-cell>
          <table:table-cell office:value-type="string" calcext:value-type="string">
            <text:p><text:a xlink:href="python://athlete.athletes_id.club_id.name" xlink:type="simple">club_id.name</text:a></text:p>
          </table:table-cell>
          <table:table-cell office:value-type="string" calcext:value-type="string">
            <text:p><text:a xlink:href="python://athlete.athletes_id.ligue_id.name" xlink:type="simple">ligue_id.name</text:a>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a xlink:href="python:///for" xlink:type="simple">end for</text:a>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8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23:41:44.165861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4.2.8.2$Linux_X86_64 LibreOffice_project/420m0$Build-2</meta:generator>
    <dc:date>2016-11-04T23:47:16.656771842</dc:date>
    <meta:editing-duration>PT4H48M49S</meta:editing-duration>
    <meta:editing-cycles>66</meta:editing-cycles>
    <meta:document-statistic meta:table-count="3" meta:cell-count="19" meta:object-count="0"/>
  </office:meta>
</office:document-meta>
</file>